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9cm" fo:margin-left="0cm" fo:margin-right="-0.009cm" table:align="margins"/>
    </style:style>
    <style:style style:name="Table1.A" style:family="table-column">
      <style:table-column-properties style:column-width="4.251cm" style:rel-column-width="16378*"/>
    </style:style>
    <style:style style:name="Table1.B" style:family="table-column">
      <style:table-column-properties style:column-width="12.758cm" style:rel-column-width="4915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9cm" fo:margin-left="0cm" fo:margin-right="-0.009cm" table:align="margins"/>
    </style:style>
    <style:style style:name="Table3.A" style:family="table-column">
      <style:table-column-properties style:column-width="3.062cm" style:rel-column-width="11798*"/>
    </style:style>
    <style:style style:name="Table3.B" style:family="table-column">
      <style:table-column-properties style:column-width="13.947cm" style:rel-column-width="5373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10" style:family="table-row">
      <style:table-row-properties style:min-row-height="0.093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top="0cm" fo:margin-bottom="0cm" fo:text-align="justify" style:justify-single-word="false" fo:orphans="2" fo:widows="2" fo:background-color="#ffffff">
        <style:background-image/>
      </style:paragraph-properties>
      <style:text-properties style:font-name="Arial"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Preformatted_20_Text">
      <style:paragraph-properties fo:margin-top="0cm" fo:margin-bottom="0cm" fo:text-align="justify" style:justify-single-word="false" fo:orphans="2" fo:widows="2" fo:background-color="#ffffff">
        <style:background-image/>
      </style:paragraph-properties>
      <style:text-properties style:font-name="Arial"/>
    </style:style>
    <style:style style:name="P8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style:font-name="Arial" style:text-underline-style="solid" style:text-underline-width="auto" style:text-underline-color="font-color"/>
    </style:style>
    <style:style style:name="P9" style:family="paragraph" style:parent-style-name="Preformatted_20_Text">
      <style:paragraph-properties fo:margin-top="0cm" fo:margin-bottom="0cm" fo:text-align="justify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0.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Arial"/>
    </style:style>
    <style:style style:name="P14" style:family="paragraph" style:parent-style-name="Text_20_body">
      <style:paragraph-properties fo:text-align="justify" style:justify-single-word="false"/>
      <style:text-properties style:font-name="Arial"/>
    </style:style>
    <style:style style:name="P15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top="0cm" fo:margin-bottom="0cm" fo:text-align="justify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0.5pt" fo:letter-spacing="normal" fo:font-style="normal" fo:font-weight="normal"/>
    </style:style>
    <style:style style:name="P17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Enrollment no</text:p>
          </table:table-cell>
          <table:table-cell table:style-name="Table1.B1" office:value-type="float" office:value="92500527020">
            <text:p text:style-name="Table_20_Contents">92500527020</text:p>
          </table:table-cell>
        </table:table-row>
        <table:table-row>
          <table:table-cell table:style-name="Table1.A2" office:value-type="string">
            <text:p text:style-name="P1">Student name</text:p>
          </table:table-cell>
          <table:table-cell table:style-name="Table1.B2" office:value-type="string">
            <text:p text:style-name="Table_20_Contents">Ramani Priyanshi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Subject</text:p>
          </table:table-cell>
          <table:table-cell table:style-name="Table2.A1" office:value-type="string">
            <text:p text:style-name="Table_20_Contents">DBMS</text:p>
          </table:table-cell>
          <table:table-cell table:style-name="Table2.A1" office:value-type="string">
            <text:p text:style-name="P1">Academic year</text:p>
          </table:table-cell>
          <table:table-cell table:style-name="Table2.D1" office:value-type="string">
            <text:p text:style-name="Table_20_Contents">2025-26</text:p>
          </table:table-cell>
        </table:table-row>
        <table:table-row>
          <table:table-cell table:style-name="Table2.A2" office:value-type="string">
            <text:p text:style-name="P1">Subject code</text:p>
          </table:table-cell>
          <table:table-cell table:style-name="Table2.A2" office:value-type="string">
            <text:p text:style-name="Table_20_Contents">05BC3204</text:p>
          </table:table-cell>
          <table:table-cell table:style-name="Table2.A2" office:value-type="string">
            <text:p text:style-name="P1">Subject type</text:p>
          </table:table-cell>
          <table:table-cell table:style-name="Table2.D2" office:value-type="string">
            <text:p text:style-name="Table_20_Contents">Department level</text:p>
          </table:table-cell>
        </table:table-row>
      </table:table>
      <text:p text:style-name="Standard"/>
      <text:p text:style-name="Standard"/>
      <text:p text:style-name="P3">INDEX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Sr No.</text:p>
          </table:table-cell>
          <table:table-cell table:style-name="Table3.B1" office:value-type="string">
            <text:p text:style-name="P2">Details</text:p>
          </table:table-cell>
        </table:table-row>
        <table:table-row>
          <table:table-cell table:style-name="Table3.A2" office:value-type="float" office:value="1">
            <text:p text:style-name="P2">1</text:p>
          </table:table-cell>
          <table:table-cell table:style-name="Table3.B2" office:value-type="string">
            <text:p text:style-name="P2">ASS 1</text:p>
          </table:table-cell>
        </table:table-row>
        <table:table-row>
          <table:table-cell table:style-name="Table3.A2" office:value-type="float" office:value="2">
            <text:p text:style-name="P2">2</text:p>
          </table:table-cell>
          <table:table-cell table:style-name="Table3.B2" office:value-type="string">
            <text:p text:style-name="P2">ASS 2</text:p>
          </table:table-cell>
        </table:table-row>
        <table:table-row>
          <table:table-cell table:style-name="Table3.A2" office:value-type="float" office:value="3">
            <text:p text:style-name="P2">3</text:p>
          </table:table-cell>
          <table:table-cell table:style-name="Table3.B2" office:value-type="string">
            <text:p text:style-name="P2">ASS 3</text:p>
          </table:table-cell>
        </table:table-row>
        <table:table-row>
          <table:table-cell table:style-name="Table3.A2" office:value-type="float" office:value="4">
            <text:p text:style-name="P2">4</text:p>
          </table:table-cell>
          <table:table-cell table:style-name="Table3.B2" office:value-type="string">
            <text:p text:style-name="P2">ASS 4</text:p>
          </table:table-cell>
        </table:table-row>
        <table:table-row>
          <table:table-cell table:style-name="Table3.A2" office:value-type="float" office:value="5">
            <text:p text:style-name="P2">5</text:p>
          </table:table-cell>
          <table:table-cell table:style-name="Table3.B2" office:value-type="string">
            <text:p text:style-name="P2">ASS 5</text:p>
          </table:table-cell>
        </table:table-row>
        <table:table-row>
          <table:table-cell table:style-name="Table3.A2" office:value-type="float" office:value="6">
            <text:p text:style-name="P2">6</text:p>
          </table:table-cell>
          <table:table-cell table:style-name="Table3.B2" office:value-type="string">
            <text:p text:style-name="P2">ASS 6</text:p>
          </table:table-cell>
        </table:table-row>
        <table:table-row>
          <table:table-cell table:style-name="Table3.A2" office:value-type="float" office:value="7">
            <text:p text:style-name="P2">7</text:p>
          </table:table-cell>
          <table:table-cell table:style-name="Table3.B2" office:value-type="string">
            <text:p text:style-name="P2">ASS 7</text:p>
          </table:table-cell>
        </table:table-row>
        <table:table-row>
          <table:table-cell table:style-name="Table3.A2" office:value-type="float" office:value="8">
            <text:p text:style-name="P2">8</text:p>
          </table:table-cell>
          <table:table-cell table:style-name="Table3.B2" office:value-type="string">
            <text:p text:style-name="P2">ASS 8</text:p>
          </table:table-cell>
        </table:table-row>
        <table:table-row table:style-name="Table3.10">
          <table:table-cell table:style-name="Table3.A2">
            <text:p text:style-name="P2"/>
          </table:table-cell>
          <table:table-cell table:style-name="Table3.B2" office:value-type="string">
            <text:p text:style-name="P2"/>
          </table:table-cell>
        </table:table-row>
      </table:table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2"><text:span text:style-name="T1">ASSIGNMENT 1</text:span> </text:p>
      <text:p text:style-name="P8"/>
      <text:p text:style-name="P7"/>
      <text:p text:style-name="P7"/>
      <text:p text:style-name="P7"/>
      <text:p text:style-name="P7"/>
      <text:p text:style-name="P9">1\. Create above Table with following fields.</text:p>
      <text:p text:style-name="P7"/>
      <text:p text:style-name="P9">ANS. code number(5),event\_nm char(15),deptno number(2),type char(15)</text:p>
      <text:p text:style-name="P7"/>
      <text:p text:style-name="P7"/>
      <text:p text:style-name="P7"/>
      <text:p text:style-name="P9">2\. insert <text:s/>7 records</text:p>
      <text:p text:style-name="P7"/>
      <text:p text:style-name="P9">ANS. insert into event values(\&amp;code,'\&amp;event\_nm',\&amp;dept\_no,'\&amp;type');</text:p>
      <text:p text:style-name="P7"/>
      <text:p text:style-name="P7"/>
      <text:p text:style-name="P7"/>
      <text:p text:style-name="P9">3\. describe structure of table</text:p>
      <text:p text:style-name="P7"/>
      <text:p text:style-name="P9">ANS. desc event;</text:p>
      <text:p text:style-name="P7"/>
      <text:p text:style-name="P7"/>
      <text:p text:style-name="P7"/>
      <text:p text:style-name="P9">4\. display all records</text:p>
      <text:p text:style-name="P7"/>
      <text:p text:style-name="P9">ANS. select \*from event;</text:p>
      <text:p text:style-name="P7"/>
      <text:p text:style-name="P7"/>
      <text:p text:style-name="P7"/>
      <text:p text:style-name="P9">5\. display event name and size</text:p>
      <text:p text:style-name="P7"/>
      <text:p text:style-name="P9">ANS. select event\_nm,type from event;</text:p>
      <text:p text:style-name="P7"/>
      <text:p text:style-name="P7"/>
      <text:p text:style-name="P7"/>
      <text:p text:style-name="P9">6\. add two field and choose relatable data type : event\_date \&amp; max\_strength</text:p>
      <text:p text:style-name="P7"/>
      <text:p text:style-name="P9">ANS. alter table event add(event\_date date, max\_strength number(5));</text:p>
      <text:p text:style-name="P7"/>
      <text:p text:style-name="P7"/>
      <text:p text:style-name="P7"/>
      <text:p text:style-name="P9">7\. change the field size of event\_nm (25)</text:p>
      <text:p text:style-name="P7"/>
      <text:p text:style-name="P9">ANS. alter table event modify(event\_nm char(25));</text:p>
      <text:p text:style-name="P7"/>
      <text:p text:style-name="P7"/>
      <text:p text:style-name="P7"/>
      <text:p text:style-name="P9">8\. delete a field max\_strength</text:p>
      <text:p text:style-name="P7"/>
      <text:p text:style-name="P9">ANS. alter table event drop (max\_strength);</text:p>
      <text:p text:style-name="P7"/>
      <text:p text:style-name="P7"/>
      <text:p text:style-name="P7"/>
      <text:p text:style-name="P9">9\. remove all records</text:p>
      <text:p text:style-name="P7"/>
      <text:p text:style-name="P9">ANS. truncate table event\_data;</text:p>
      <text:p text:style-name="P7"/>
      <text:p text:style-name="P7"/>
      <text:p text:style-name="P7"/>
      <text:p text:style-name="P9"><text:soft-page-break/>10\. change the name of the event to event\_data</text:p>
      <text:p text:style-name="P7"/>
      <text:p text:style-name="P9">ANS. rename event to event\_data;</text:p>
      <text:p text:style-name="P7"/>
      <text:p text:style-name="P7"/>
      <text:p text:style-name="P7"/>
      <text:p text:style-name="P9">11\. delete table</text:p>
      <text:p text:style-name="P7"/>
      <text:p text:style-name="P9">ANS. drop table event\_data;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ASSIGNMENT 2 </text:p>
      <text:p text:style-name="P7"/>
      <text:p text:style-name="P7"/>
      <text:p text:style-name="P7"/>
      <text:p text:style-name="P7"/>
      <text:p text:style-name="P7"/>
      <text:p text:style-name="P9">1\. create above table name as item\_master.</text:p>
      <text:p text:style-name="P7"/>
      <text:p text:style-name="P9">ANS. create table item\_master (id varchar2(3),name char(15),type char(15),price number(9),quality char(10),adate date);</text:p>
      <text:p text:style-name="P7"/>
      <text:p text:style-name="P7"/>
      <text:p text:style-name="P7"/>
      <text:p text:style-name="P9">2\. insert data shown in table</text:p>
      <text:p text:style-name="P7"/>
      <text:p text:style-name="P9">ANS. insert into item\_master values ('\&amp;id','\&amp;name','\&amp;type',\&amp;price,'\&amp;quality','\&amp;adate');</text:p>
      <text:p text:style-name="P7"/>
      <text:p text:style-name="P7"/>
      <text:p text:style-name="P7"/>
      <text:p text:style-name="P9">3\. select information about price,quality and item\_pack\_date of the item</text:p>
      <text:p text:style-name="P7"/>
      <text:p text:style-name="P9">ANS. select price,quality,item\_pack\_date from item\_master;</text:p>
      <text:p text:style-name="P7"/>
      <text:p text:style-name="P7"/>
      <text:p text:style-name="P7"/>
      <text:p text:style-name="P9">4\. display information about item.</text:p>
      <text:p text:style-name="P7"/>
      <text:p text:style-name="P9">ANS. <text:s/>select name from item\_master ;</text:p>
      <text:p text:style-name="P7"/>
      <text:p text:style-name="P7"/>
      <text:p text:style-name="P7"/>
      <text:p text:style-name="P9">5\. sort the item by its quality.</text:p>
      <text:p text:style-name="P7"/>
      <text:p text:style-name="P9">ANS. <text:s/>select \* from item\_master order by quality;</text:p>
      <text:p text:style-name="P7"/>
      <text:p text:style-name="P7"/>
      <text:p text:style-name="P7"/>
      <text:p text:style-name="P9">6\. display quality from table with distinct values</text:p>
      <text:p text:style-name="P7"/>
      <text:p text:style-name="P9">ANS. select distinct quality from item\_master;</text:p>
      <text:p text:style-name="P7"/>
      <text:p text:style-name="P7"/>
      <text:p text:style-name="P7"/>
      <text:p text:style-name="P9">7\. change the quality of item from good to verygood .</text:p>
      <text:p text:style-name="P7"/>
      <text:p text:style-name="P9">ANS. <text:s/>update item\_detail set quality ='verygood' where quality='good';</text:p>
      <text:p text:style-name="P7"/>
      <text:p text:style-name="P7"/>
      <text:p text:style-name="P7"/>
      <text:p text:style-name="P9">8\. display item having quality verygood.</text:p>
      <text:p text:style-name="P7"/>
      <text:p text:style-name="P9">ANS. select \* from item\_master where quality = 'verygood';</text:p>
      <text:p text:style-name="P7"/>
      <text:p text:style-name="P7"/>
      <text:p text:style-name="P7"/>
      <text:p text:style-name="P9">9\. add new columns item\_pur\_date into table.</text:p>
      <text:p text:style-name="P7"/>
      <text:p text:style-name="P9">ANS. alter table item\_master add (item\_pur\_date date);</text:p>
      <text:p text:style-name="P7"/>
      <text:p text:style-name="P7"/>
      <text:p text:style-name="P7"><text:soft-page-break/></text:p>
      <text:p text:style-name="P9">10\. Display all information of items having price more than Rs. 500.</text:p>
      <text:p text:style-name="P7"/>
      <text:p text:style-name="P9">ANS. <text:s/>select \* from item\_master where price = 500 ;</text:p>
      <text:p text:style-name="P7"/>
      <text:p text:style-name="P7"/>
      <text:p text:style-name="P7"/>
      <text:p text:style-name="P9">11\. Delete the item having price of Rs. 50.</text:p>
      <text:p text:style-name="P7"/>
      <text:p text:style-name="P9">ANS. <text:s/>delete from item\_master where price =50;</text:p>
      <text:p text:style-name="P7"/>
      <text:p text:style-name="P7"/>
      <text:p text:style-name="P7"/>
      <text:p text:style-name="P9">12\. Rename table from person to Item\_detail.</text:p>
      <text:p text:style-name="P7"/>
      <text:p text:style-name="P9">ANS. <text:s/>rename item\_master to item\_detail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ASSIGNMENT 3 </text:p>
      <text:p text:style-name="P7"/>
      <text:p text:style-name="P7"/>
      <text:p text:style-name="P7"/>
      <text:p text:style-name="P7"/>
      <text:p text:style-name="P7"/>
      <text:p text:style-name="P9">1\. Create above Table name as Cust\_master.</text:p>
      <text:p text:style-name="P7"/>
      <text:p text:style-name="P9">ANS. create table cust\_master (cust\_no varchar2(3),cust\_name char(15),address1 char(15),address2 char(15),city char(10),state char(15), ph\_no number(15));</text:p>
      <text:p text:style-name="P7"/>
      <text:p text:style-name="P7"/>
      <text:p text:style-name="P7"/>
      <text:p text:style-name="P9">2\. Insert Data shown in table.</text:p>
      <text:p text:style-name="P7"/>
      <text:p text:style-name="P9">ANS. insert into cust\_master values ('\&amp;cust\_no','\&amp;cust\_name','\&amp;address1','\&amp;address2','\&amp;city','\&amp;state','\&amp;ph\_no');</text:p>
      <text:p text:style-name="P7"/>
      <text:p text:style-name="P7"/>
      <text:p text:style-name="P7"/>
      <text:p text:style-name="P9">3\. Select information about all customers.</text:p>
      <text:p text:style-name="P7"/>
      <text:p text:style-name="P9">ANS. <text:s/>select \* from cust\_master;</text:p>
      <text:p text:style-name="P7"/>
      <text:p text:style-name="P7"/>
      <text:p text:style-name="P7"/>
      <text:p text:style-name="P9">4\. Display the list of customers belonging to “Gujarat” state.</text:p>
      <text:p text:style-name="P7"/>
      <text:p text:style-name="P9">ANS. <text:s/>select \* from cust\_master where state='gujarat';</text:p>
      <text:p text:style-name="P7"/>
      <text:p text:style-name="P7"/>
      <text:p text:style-name="P7"/>
      <text:p text:style-name="P9">5\. Sort the customer by their customer name.</text:p>
      <text:p text:style-name="P7"/>
      <text:p text:style-name="P9">ANS. select <text:s/>\* from cust\_master order by cust\_name;</text:p>
      <text:p text:style-name="P7"/>
      <text:p text:style-name="P7"/>
      <text:p text:style-name="P7"/>
      <text:p text:style-name="P9">6\. Display city from table with <text:s/>values.</text:p>
      <text:p text:style-name="P7"/>
      <text:p text:style-name="P9">ANS. select distinct city from cust\_master ;</text:p>
      <text:p text:style-name="P7"/>
      <text:p text:style-name="P7"/>
      <text:p text:style-name="P7"/>
      <text:p text:style-name="P9">7\. Change the address1 of priya from “Ring Road‟ to “CG Road‟.</text:p>
      <text:p text:style-name="P7"/>
      <text:p text:style-name="P9">ANS. UPDATE cust\_master SET address1 = 'CG Road' WHERE name = 'priya' AND address1 ='Ring Road';</text:p>
      <text:p text:style-name="P7"/>
      <text:p text:style-name="P7"/>
      <text:p text:style-name="P7"/>
      <text:p text:style-name="P9">8\. Display city of customer whose state is Gujarat.</text:p>
      <text:p text:style-name="P7"/>
      <text:p text:style-name="P9">ANS. SELECT city FROM cust\_master WHERE state = 'Gujarat';</text:p>
      <text:p text:style-name="P7"/>
      <text:p text:style-name="P7"/>
      <text:p text:style-name="P7"/>
      <text:p text:style-name="P9">9\. Add new column pin\_code into cust\_master table.</text:p>
      <text:p text:style-name="P7"/>
      <text:p text:style-name="P9">ANS. ALTER TABLE cust\_master ADD pin\_code INT;</text:p>
      <text:p text:style-name="P7"><text:soft-page-break/></text:p>
      <text:p text:style-name="P7"/>
      <text:p text:style-name="P7"/>
      <text:p text:style-name="P9">10.Drop column pin\_code from table.</text:p>
      <text:p text:style-name="P7"/>
      <text:p text:style-name="P9">ANS. ALTER TABLE cust\_master DROP COLUMN pin\_code;</text:p>
      <text:p text:style-name="P7"/>
      <text:p text:style-name="P7"/>
      <text:p text:style-name="P7"/>
      <text:p text:style-name="P9">11.Delete the customer having ph\_no value '7898452034‟.</text:p>
      <text:p text:style-name="P7"/>
      <text:p text:style-name="P9">ANS. DELETE FROM cust\_master WHERE ph\_no = '7898452034';</text:p>
      <text:p text:style-name="P7"/>
      <text:p text:style-name="P7"/>
      <text:p text:style-name="P7"/>
      <text:p text:style-name="P9">12.Rename table from cust\_master to customer\_detail.</text:p>
      <text:p text:style-name="P7"/>
      <text:p text:style-name="P9">ANS. ALTER TABLE cust\_master RENAME TO customer\_detail;</text:p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ASSIGNMENT 4</text:p>
      <text:p text:style-name="P7"/>
      <text:p text:style-name="P7"/>
      <text:p text:style-name="P7"/>
      <text:p text:style-name="P7"/>
      <text:p text:style-name="P7"/>
      <text:p text:style-name="P9">1\. Create above Table name as Person.</text:p>
      <text:p text:style-name="P7"/>
      <text:p text:style-name="P9">ANS. create table person(person\_id number(10), fname char(10), lname char(10), city char(10), salary number(15));</text:p>
      <text:p text:style-name="P7"/>
      <text:p text:style-name="P7"/>
      <text:p text:style-name="P7"/>
      <text:p text:style-name="P9">2\. Insert data shown in table.</text:p>
      <text:p text:style-name="P7"/>
      <text:p text:style-name="P9">ANS. <text:s/>select \* from person;</text:p>
      <text:p text:style-name="P7"/>
      <text:p text:style-name="P7"/>
      <text:p text:style-name="P7"/>
      <text:p text:style-name="P9">3\. Select information about Person\_Id, Fname of the person.</text:p>
      <text:p text:style-name="P7"/>
      <text:p text:style-name="P9">ANS. select person\_id,fname from person;</text:p>
      <text:p text:style-name="P7"/>
      <text:p text:style-name="P7"/>
      <text:p text:style-name="P7"/>
      <text:p text:style-name="P9">4\. Display the list of person.</text:p>
      <text:p text:style-name="P7"/>
      <text:p text:style-name="P9">ANS. select \* from person;</text:p>
      <text:p text:style-name="P7"/>
      <text:p text:style-name="P7"/>
      <text:p text:style-name="P7"/>
      <text:p text:style-name="P9">5\. Sort the person by salary.</text:p>
      <text:p text:style-name="P7"/>
      <text:p text:style-name="P9">ANS. select \*from person order by salary;</text:p>
      <text:p text:style-name="P7"/>
      <text:p text:style-name="P7"/>
      <text:p text:style-name="P7"/>
      <text:p text:style-name="P9">6\. Display city from table with distinct values.</text:p>
      <text:p text:style-name="P7"/>
      <text:p text:style-name="P9">ANS. select distinct city from person;</text:p>
      <text:p text:style-name="P7"/>
      <text:p text:style-name="P7"/>
      <text:p text:style-name="P7"/>
      <text:p text:style-name="P9">7\. Change the city of sandip from pune to kolkata.</text:p>
      <text:p text:style-name="P7"/>
      <text:p text:style-name="P9">ANS. <text:s/>select lname from person where lname='prajapati';</text:p>
      <text:p text:style-name="P7"/>
      <text:p text:style-name="P7"/>
      <text:p text:style-name="P7"/>
      <text:p text:style-name="P9">8\. Display person whose Lname is “Prajapati‟.</text:p>
      <text:p text:style-name="P7"/>
      <text:p text:style-name="P9">ANS. <text:s/>select lname from person where lname='prajapati';</text:p>
      <text:p text:style-name="P7"/>
      <text:p text:style-name="P7"/>
      <text:p text:style-name="P7"/>
      <text:p text:style-name="P9">9\. Add new columns state, Birthdate and pincode into table.</text:p>
      <text:p text:style-name="P7"/>
      <text:p text:style-name="P9">ANS. alter table person add(state char(10), birthdate date, pincode number(6));</text:p>
      <text:p text:style-name="P7"/>
      <text:p text:style-name="P7"/>
      <text:p text:style-name="P7"><text:soft-page-break/></text:p>
      <text:p text:style-name="P9">10.Display all information of person having salary more than 6000.</text:p>
      <text:p text:style-name="P7"/>
      <text:p text:style-name="P9">ANS. select \* from person where salary&gt;6000;</text:p>
      <text:p text:style-name="P7"/>
      <text:p text:style-name="P7"/>
      <text:p text:style-name="P7"/>
      <text:p text:style-name="P9">11.Delete the person having salary less than 3000.</text:p>
      <text:p text:style-name="P7"/>
      <text:p text:style-name="P9">ANS. delete person where salary&lt;3000;</text:p>
      <text:p text:style-name="P7"/>
      <text:p text:style-name="P7"/>
      <text:p text:style-name="P7"/>
      <text:p text:style-name="P9">12.Rename table from person to person\_master.</text:p>
      <text:p text:style-name="P7"/>
      <text:p text:style-name="P9">ANS. rename person to person\_master;</text:p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ASSIGNMENT 5 ,6</text:p>
      <text:p text:style-name="P6"/>
      <text:p text:style-name="P7"/>
      <text:p text:style-name="P7"/>
      <text:p text:style-name="P7"/>
      <text:p text:style-name="P7"/>
      <text:p text:style-name="P9">1. Create above table with name Bank\_Branch.</text:p>
      <text:p text:style-name="P7"/>
      <text:p text:style-name="P9">ans. create table bank\_branch(branch\_id varchar2(15), branch\_name char(15), branch\_address char(15), branch\_city char(15), branch\_state char(15), branch\_open\_date date);</text:p>
      <text:p text:style-name="P7"/>
      <text:p text:style-name="P7"/>
      <text:p text:style-name="P7"/>
      <text:p text:style-name="P9">2. Insert given information into a table.</text:p>
      <text:p text:style-name="P7"/>
      <text:p text:style-name="P13">ans. <text:s/>insert into bank\_branch values('\&amp;branch\_id', '\&amp;branch\_name','\&amp;branch\_address','\&amp;branch\_city','\&amp;branch\_state','\&amp;branch\_open\_date');</text:p>
      <text:p text:style-name="Preformatted_20_Text"/>
      <text:p text:style-name="P7"/>
      <text:p text:style-name="P7"/>
      <text:p text:style-name="P9">3. Display all information of Bank\_Branch.</text:p>
      <text:p text:style-name="P7"/>
      <text:p text:style-name="P9">ans. select \* from bank\_branch;</text:p>
      <text:p text:style-name="P7"/>
      <text:p text:style-name="P7"/>
      <text:p text:style-name="P7"/>
      <text:p text:style-name="P9">4. Display Branch\_id of branch.</text:p>
      <text:p text:style-name="P7"/>
      <text:p text:style-name="P9">ans. select branch\_id from bank\_branch;</text:p>
      <text:p text:style-name="P7"/>
      <text:p text:style-name="P7"/>
      <text:p text:style-name="P7"/>
      <text:p text:style-name="P9">5. Display Branch\_id and Branch\_address from Branch.</text:p>
      <text:p text:style-name="P7"/>
      <text:p text:style-name="P9">ans. select branch\_id,branch\_address from bank\_branch;</text:p>
      <text:p text:style-name="P7"/>
      <text:p text:style-name="P7"/>
      <text:p text:style-name="P7"/>
      <text:p text:style-name="P9">6. Display Branch\_name, Branch\_addess and Branch\_city from branch table.</text:p>
      <text:p text:style-name="P7"/>
      <text:p text:style-name="P9">ans. select branch\_id,branch\_address,branch\_city from bank\_branch;</text:p>
      <text:p text:style-name="P7"/>
      <text:p text:style-name="P7"/>
      <text:p text:style-name="P7"/>
      <text:p text:style-name="P9">7. Display Branch\_city, Branch\_state and Branch\_open\_date from Branch.</text:p>
      <text:p text:style-name="P7"/>
      <text:p text:style-name="P9">ans. select branch\_id,branch\_state,branch\_open\_date from bank\_branch;</text:p>
      <text:p text:style-name="P7"/>
      <text:p text:style-name="P7"/>
      <text:p text:style-name="P9">8. Sort table by Branch\_id.</text:p>
      <text:p text:style-name="P7"/>
      <text:p text:style-name="P9">ans. select \* from bank\_branch order by branch\_id;</text:p>
      <text:p text:style-name="P7"/>
      <text:p text:style-name="P7"/>
      <text:p text:style-name="P7"/>
      <text:p text:style-name="P9">9. Sort table by Branch\_name.</text:p>
      <text:p text:style-name="P7"/>
      <text:p text:style-name="P9">ans. select \* from bank\_branch order by branch\_name;</text:p>
      <text:p text:style-name="P7"/>
      <text:p text:style-name="P7"/>
      <text:p text:style-name="P7"><text:soft-page-break/></text:p>
      <text:p text:style-name="P9">10.Sort table by Branch\_city.</text:p>
      <text:p text:style-name="P7"/>
      <text:p text:style-name="P9">ans. select \* from bank\_branch order by branch\_city;</text:p>
      <text:p text:style-name="P7"/>
      <text:p text:style-name="P7"/>
      <text:p text:style-name="P7"/>
      <text:p text:style-name="P9">11.Sort table by Branch\_state.</text:p>
      <text:p text:style-name="P7"/>
      <text:p text:style-name="P9">ans. select \* from bank\_branch order by branch\_state;</text:p>
      <text:p text:style-name="P7"/>
      <text:p text:style-name="P7"/>
      <text:p text:style-name="P7"/>
      <text:p text:style-name="P9">12.Change the size of Branch\_state column.</text:p>
      <text:p text:style-name="P7"/>
      <text:p text:style-name="P9">ans. alter table bank\_branch modify(branch\_state char(20));</text:p>
      <text:p text:style-name="P7"/>
      <text:p text:style-name="P7"/>
      <text:p text:style-name="P7"/>
      <text:p text:style-name="P9">13.Change the branch\_name=‟Union‟ where id=B003.</text:p>
      <text:p text:style-name="P7"/>
      <text:p text:style-name="P9">ans. update bank\_branch set branch\_name='UNION' where branch\_id='B003';</text:p>
      <text:p text:style-name="P7"/>
      <text:p text:style-name="P7"/>
      <text:p text:style-name="P7"/>
      <text:p text:style-name="P9">14.Change the state=‟Delhi‟ of BOI branch.</text:p>
      <text:p text:style-name="P7"/>
      <text:p text:style-name="P9">ans. <text:s/>update bank\_branch set branch\_state='delhi' where branch\_name='BOI';</text:p>
      <text:p text:style-name="P7"/>
      <text:p text:style-name="P7"/>
      <text:p text:style-name="P7"/>
      <text:p text:style-name="P9">15.Change the branch\_open\_date=04-nov-2015 of Union branch.</text:p>
      <text:p text:style-name="P7"/>
      <text:p text:style-name="P9">ans. update bank\_branch set branch\_open\_date='04-nov-2015' where branch\_name='UNION';</text:p>
      <text:p text:style-name="P7"/>
      <text:p text:style-name="P7"/>
      <text:p text:style-name="P7"/>
      <text:p text:style-name="P9">16.Add column Pincode in branch.</text:p>
      <text:p text:style-name="P7"/>
      <text:p text:style-name="P9">ans. alter table bank\_branch add(pincode number(6));</text:p>
      <text:p text:style-name="P7"/>
      <text:p text:style-name="P7"/>
      <text:p text:style-name="P7"/>
      <text:p text:style-name="P9">17. Insert pincode=360006 of Dena Bank.</text:p>
      <text:p text:style-name="P7"/>
      <text:p text:style-name="P9">ans. update bank\_branch set pincode=360006 where branch\_name='Dena bank';</text:p>
      <text:p text:style-name="P7"/>
      <text:p text:style-name="P7"/>
      <text:p text:style-name="P7"/>
      <text:p text:style-name="P9">18.Delete information of Branch having branch\_open\_date=07-may-2011.</text:p>
      <text:p text:style-name="P7"/>
      <text:p text:style-name="P9">ans. delete bank\_branch where branch\_open\_date='07-may-2011';</text:p>
      <text:p text:style-name="P7"/>
      <text:p text:style-name="P7"/>
      <text:p text:style-name="P7"/>
      <text:p text:style-name="P9">19.Rename table Bank\_Branch to Branch\_master.</text:p>
      <text:p text:style-name="P7"/>
      <text:p text:style-name="P9">ans. <text:s/>rename bank\_branch to branch\_master;</text:p>
      <text:p text:style-name="P7"/>
      <text:p text:style-name="P7"/>
      <text:p text:style-name="P7"/>
      <text:p text:style-name="P9">20.Display structure of Branch\_master.</text:p>
      <text:p text:style-name="P7"><text:soft-page-break/></text:p>
      <text:p text:style-name="P9">ans. desc branch\_master;</text:p>
      <text:p text:style-name="P7"/>
      <text:p text:style-name="P7"/>
      <text:p text:style-name="P7"/>
      <text:p text:style-name="P9">21.Create Branch\_info from Branch\_master.</text:p>
      <text:p text:style-name="P7"/>
      <text:p text:style-name="P9">ans. create table branch\_info as select \* from branch\_master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0"><text:span text:style-name="T2">ASSIGNMENT 7</text:span> </text:p>
      <text:p text:style-name="P5"/>
      <text:p text:style-name="P5"/>
      <text:p text:style-name="P7"/>
      <text:p text:style-name="P7"/>
      <text:p text:style-name="P7"/>
      <text:p text:style-name="P9">1. Retrieve all data from employee, jobs and deposit.</text:p>
      <text:p text:style-name="P7"/>
      <text:p text:style-name="P9">Ans.</text:p>
      <text:p text:style-name="P7"/>
      <text:p text:style-name="P9">SELECT \* FROM EMPLOYEE;</text:p>
      <text:p text:style-name="P7"/>
      <text:p text:style-name="P9">SELECT \* FROM JOB;</text:p>
      <text:p text:style-name="P7"/>
      <text:p text:style-name="P9">SELECT \* FROM DEPOSITS;</text:p>
      <text:p text:style-name="P7"/>
      <text:p text:style-name="P7"/>
      <text:p text:style-name="P7"/>
      <text:p text:style-name="P9">2. Give details of account no. and deposited rupees of customers having</text:p>
      <text:p text:style-name="P7"/>
      <text:p text:style-name="P9">account opened between dates 01-01-06 and 25-07-06.</text:p>
      <text:p text:style-name="P7"/>
      <text:p text:style-name="P9">Ans.</text:p>
      <text:p text:style-name="P7"/>
      <text:p text:style-name="P7"/>
      <text:p text:style-name="P7"/>
      <text:p text:style-name="P9">3. Display all jobs with minimum salary is greater than 4000.</text:p>
      <text:p text:style-name="P7"/>
      <text:p text:style-name="P9">Ans. SELECT \* FROM JOB WHERE min\_sal &gt; 4000;</text:p>
      <text:p text:style-name="P7"/>
      <text:p text:style-name="P7"/>
      <text:p text:style-name="P7"/>
      <text:p text:style-name="P9">4. Display name and salary of employee whose department no is 20. Give</text:p>
      <text:p text:style-name="P7"/>
      <text:p text:style-name="P9">alias name to name of employee.</text:p>
      <text:p text:style-name="P7"/>
      <text:p text:style-name="P9">Ans. SELECT emp\_name AS "Employee Name", emp\_sal FROM EMPLOYEE WHERE dept\_no = 20;</text:p>
      <text:p text:style-name="P7"/>
      <text:p text:style-name="P7"/>
      <text:p text:style-name="P7"/>
      <text:p text:style-name="P9">5. Display employee number,name and department details of those</text:p>
      <text:p text:style-name="P7"/>
      <text:p text:style-name="P9">employee whose department lies in(10,20).</text:p>
      <text:p text:style-name="P7"/>
      <text:p text:style-name="P9">Ans. <text:s/>SELECT emp\_no, emp\_name, dept\_no FROM EMPLOYEE WHERE dept\_no IN (10, 20);</text:p>
      <text:p text:style-name="P7"/>
      <text:p text:style-name="P7"/>
      <text:p text:style-name="P7"/>
      <text:p text:style-name="P9">6. Display all employee whose name start with „A‟.</text:p>
      <text:p text:style-name="P7"/>
      <text:p text:style-name="P9">Ans. SELECT \* FROM EMPLOYEE WHERE emp\_name LIKE 'A%';</text:p>
      <text:p text:style-name="P7"/>
      <text:p text:style-name="P7"/>
      <text:p text:style-name="P7"/>
      <text:p text:style-name="P9">7. Display all employee whose third character is "a".</text:p>
      <text:p text:style-name="P7"/>
      <text:p text:style-name="P9">Ans. <text:s/>SELECT \* FROM EMPLOYEE WHERE emp\_name LIKE '\_\_a%';</text:p>
      <text:p text:style-name="P7"/>
      <text:p text:style-name="P7"/>
      <text:p text:style-name="P7"><text:soft-page-break/></text:p>
      <text:p text:style-name="P9">8. Display all employee whose name start with „A‟ and third character is „a‟</text:p>
      <text:p text:style-name="P7"/>
      <text:p text:style-name="P9">Ans. <text:s/>SELECT \* FROM EMPLOYEE WHERE emp\_name LIKE 'A\_a%';</text:p>
      <text:p text:style-name="P7"/>
      <text:p text:style-name="P7"/>
      <text:p text:style-name="P7"/>
      <text:p text:style-name="P9">**9. Display name, number and salary of those employees whose name is 5**</text:p>
      <text:p text:style-name="P7"/>
      <text:p text:style-name="P9">**characters long and first three characters are „Ani‟.**</text:p>
      <text:p text:style-name="P7"/>
      <text:p text:style-name="P9">**Ans. SELECT emp\_name, emp\_no, emp\_sal FROM EMPLOYEE WHERE emp\_name LIKE 'Ani\_\_';**</text:p>
      <text:p text:style-name="P7"/>
      <text:p text:style-name="P7"/>
      <text:p text:style-name="P7"/>
      <text:p text:style-name="P9">**10.Sort and display the names of customers from deposit table.**</text:p>
      <text:p text:style-name="P7"/>
      <text:p text:style-name="P9">**Ans. SELECT cname FROM DEPOSIT ORDER BY cname ASC;**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ASSIGNMENT 8 </text:p>
      <text:p text:style-name="P7"/>
      <text:p text:style-name="P7"/>
      <text:p text:style-name="P7"/>
      <text:p text:style-name="P9">**1. List total deposit from deposit.</text:p>
      <text:p text:style-name="P7"/>
      <text:p text:style-name="P9">**ans. SELECT SUM(amount) FROM deposits;</text:p>
      <text:p text:style-name="P7"/>
      <text:p text:style-name="P7"/>
      <text:p text:style-name="P7"/>
      <text:p text:style-name="P9">**2. List total loan from karolbagh branch.</text:p>
      <text:p text:style-name="P7"/>
      <text:p text:style-name="P9">**ans. <text:s/>SELECT SUM(amount) FROM deposit WHERE bname = 'karolbagh';</text:p>
      <text:p text:style-name="P7"/>
      <text:p text:style-name="P7"/>
      <text:p text:style-name="P7"/>
      <text:p text:style-name="P9">**3. Give maximum loan from branch vrce.</text:p>
      <text:p text:style-name="P7"/>
      <text:p text:style-name="P9">**ans. SELECT MAX(amount) FROM borrow WHERE bname = 'vrce';</text:p>
      <text:p text:style-name="P7"/>
      <text:p text:style-name="P7"/>
      <text:p text:style-name="P7"/>
      <text:p text:style-name="P9">**4. Count total number of customers .</text:p>
      <text:p text:style-name="P7"/>
      <text:p text:style-name="P9">**ans. SELECT COUNT(\*) FROM customer;</text:p>
      <text:p text:style-name="P7"/>
      <text:p text:style-name="P7"/>
      <text:p text:style-name="P7"/>
      <text:p text:style-name="P9">**5. Count total number of customer's cities.</text:p>
      <text:p text:style-name="P7"/>
      <text:p text:style-name="P9">**ans. SELECT COUNT(DISTINCT city) FROM customer;</text:p>
      <text:p text:style-name="P7"/>
      <text:p text:style-name="P7"/>
      <text:p text:style-name="P7"/>
      <text:p text:style-name="P9">**6. Create table supplier from employee with all the columns.</text:p>
      <text:p text:style-name="P7"/>
      <text:p text:style-name="P9">**ans. CREATE TABLE supplier AS SELECT \* FROM employee;</text:p>
      <text:p text:style-name="P7"/>
      <text:p text:style-name="P7"/>
      <text:p text:style-name="P7"/>
      <text:p text:style-name="P9">**7. Create table sup1 from employee with first two columns.</text:p>
      <text:p text:style-name="P7"/>
      <text:p text:style-name="P9">**ans. CREATE TABLE sup1 AS SELECT emp\_no, emp\_name FROM employee;</text:p>
      <text:p text:style-name="P7"/>
      <text:p text:style-name="P7"/>
      <text:p text:style-name="P7"/>
      <text:p text:style-name="P9">**8. Create table sup2 from employee with no data.</text:p>
      <text:p text:style-name="P7"/>
      <text:p text:style-name="P9">**ans. CREATE TABLE sup2 AS SELECT \* FROM employee WHERE 1=2;</text:p>
      <text:p text:style-name="P7"/>
      <text:p text:style-name="P7"/>
      <text:p text:style-name="P7"/>
      <text:p text:style-name="P9">**9. Insert the data into sup2 from employee whose second character should be „n‟ and string should be 5 characters long in employee name field.</text:p>
      <text:p text:style-name="P7"/>
      <text:p text:style-name="P9">**ans. INSERT INTO sup2 SELECT \* FROM employee WHERE emp\_name LIKE '\_n\_\_\_';</text:p>
      <text:p text:style-name="P7"/>
      <text:p text:style-name="P7"/>
      <text:p text:style-name="P7"/>
      <text:p text:style-name="P9">**10.Delete all the rows from sup1.</text:p>
      <text:p text:style-name="P7"><text:soft-page-break/></text:p>
      <text:p text:style-name="P9">**ans. DELETE FROM sup1;</text:p>
      <text:p text:style-name="P7"/>
      <text:p text:style-name="P7"/>
      <text:p text:style-name="P7"/>
      <text:p text:style-name="P9">**11.Delete the detail of supplier whose sup\_no is 103.</text:p>
      <text:p text:style-name="P7"/>
      <text:p text:style-name="P9">**ans. DELETE FROM supplier WHERE emp\_no = 103;</text:p>
      <text:p text:style-name="P7"/>
      <text:p text:style-name="P7"/>
      <text:p text:style-name="P7"/>
      <text:p text:style-name="P9">**12.Rename the table sup2 to suplier\_two.</text:p>
      <text:p text:style-name="P7"/>
      <text:p text:style-name="P9">**ans. RENAME sup2 TO suplier\_two;</text:p>
      <text:p text:style-name="P7"/>
      <text:p text:style-name="P7"/>
      <text:p text:style-name="P7"/>
      <text:p text:style-name="P9">**13.Destroy table sup1 with all the data.</text:p>
      <text:p text:style-name="P7"/>
      <text:p text:style-name="P9">**ans. DROP TABLE sup1;</text:p>
      <text:p text:style-name="P7"/>
      <text:p text:style-name="P7"/>
      <text:p text:style-name="P7"/>
      <text:p text:style-name="P9">**14.Update the value dept\_no to 10 where second character of emp. name is 'm'.</text:p>
      <text:p text:style-name="P7"/>
      <text:p text:style-name="P9">**ans. UPDATE employee SET dept\_no = 10 WHERE emp\_name LIKE '\_m%';</text:p>
      <text:p text:style-name="P7"/>
      <text:p text:style-name="P7"/>
      <text:p text:style-name="P7"/>
      <text:p text:style-name="P9">**15.Update the value of employee name whose employee number is 103.</text:p>
      <text:p text:style-name="P7"/>
      <text:p text:style-name="P9">**ans. UPDATE employee SET emp\_name = 'NewName' WHERE emp\_no = 103;</text:p>
      <text:p text:style-name="P14"><text:line-break/>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2-19T09:17:48.15</meta:creation-date>
    <dc:date>2026-03-18T10:14:28.40</dc:date>
    <meta:editing-duration>PT41M26S</meta:editing-duration>
    <meta:editing-cycles>4</meta:editing-cycles>
    <meta:generator>OpenOffice/4.1.15$Win32 OpenOffice.org_project/4115m2$Build-9813</meta:generator>
    <meta:document-statistic meta:table-count="3" meta:image-count="0" meta:object-count="0" meta:page-count="16" meta:paragraph-count="233" meta:word-count="1486" meta:character-count="10496"/>
  </office:meta>
</office:document-meta>
</file>